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 style:parent-style-name="Standard" style:family="paragraph">
      <style:paragraph-properties fo:text-align="justify"/>
    </style:style>
    <style:style style:name="T8" style:parent-style-name="Fuentedepárrafopredeter." style:family="text">
      <style:text-properties fo:font-weight="bold" style:font-weight-asian="bold" style:font-weight-complex="bold" fo:font-size="14pt" style:font-size-asian="14pt" style:font-size-complex="14pt"/>
    </style:style>
    <style:style style:name="T9" style:parent-style-name="Fuentedepárrafopredeter." style:family="text">
      <style:text-properties style:font-weight-complex="bold" fo:font-size="14pt" style:font-size-asian="14pt" style:font-size-complex="14pt"/>
    </style:style>
    <style:style style:name="P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3" style:parent-style-name="Standard" style:family="paragraph">
      <style:paragraph-properties fo:text-align="justify"/>
      <style:text-properties style:font-weight-complex="bold" fo:font-size="14pt" style:font-size-asian="14pt" style:font-size-complex="14pt"/>
    </style:style>
    <style:style style:name="P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style:style>
    <style:style style:name="T17" style:parent-style-name="Fuentedepárrafopredeter." style:family="text">
      <style:text-properties fo:font-weight="bold" style:font-weight-asian="bold" style:font-weight-complex="bold" fo:font-size="14pt" style:font-size-asian="14pt" style:font-size-complex="14pt"/>
    </style:style>
    <style:style style:name="T18" style:parent-style-name="Fuentedepárrafopredeter." style:family="text">
      <style:text-properties style:font-weight-complex="bold" fo:font-size="14pt" style:font-size-asian="14pt" style:font-size-complex="14pt"/>
    </style:style>
    <style:style style:name="T19" style:parent-style-name="Fuentedepárrafopredeter." style:family="text">
      <style:text-properties style:font-weight-complex="bold" fo:font-size="14pt" style:font-size-asian="14pt" style:font-size-complex="14pt"/>
    </style:style>
    <style:style style:name="P20" style:parent-style-name="Standard" style:family="paragraph">
      <style:paragraph-properties fo:text-align="justify"/>
    </style:style>
    <style:style style:name="T21" style:parent-style-name="Fuentedepárrafopredeter." style:family="text">
      <style:text-properties style:font-weight-complex="bold" fo:font-size="14pt" style:font-size-asian="14pt" style:font-size-complex="14pt"/>
    </style:style>
    <style:style style:name="T22" style:parent-style-name="Fuentedepárrafopredeter." style:family="text">
      <style:text-properties style:font-weight-complex="bold" fo:font-size="14pt" style:font-size-asian="14pt" style:font-size-complex="14pt"/>
    </style:style>
    <style:style style:name="P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7" style:parent-style-name="Standard" style:family="paragraph">
      <style:paragraph-properties fo:text-align="justify"/>
    </style:style>
    <style:style style:name="T28" style:parent-style-name="Fuentedepárrafopredeter." style:family="text">
      <style:text-properties fo:font-weight="bold" style:font-weight-asian="bold" style:font-weight-complex="bold" fo:font-size="14pt" style:font-size-asian="14pt" style:font-size-complex="14pt"/>
    </style:style>
    <style:style style:name="T29" style:parent-style-name="Fuentedepárrafopredeter." style:family="text">
      <style:text-properties style:font-weight-complex="bold" fo:font-size="14pt" style:font-size-asian="14pt" style:font-size-complex="14pt"/>
    </style:style>
    <style:style style:name="T30" style:parent-style-name="Fuentedepárrafopredeter." style:family="text">
      <style:text-properties style:font-weight-complex="bold" fo:font-size="14pt" style:font-size-asian="14pt" style:font-size-complex="14pt"/>
    </style:style>
    <style:style style:name="P31" style:parent-style-name="Standard" style:family="paragraph">
      <style:paragraph-properties fo:text-align="justify"/>
      <style:text-properties style:font-weight-complex="bold" fo:font-size="14pt" style:font-size-asian="14pt" style:font-size-complex="14pt"/>
    </style:style>
    <style:style style:name="P32" style:parent-style-name="Standard" style:family="paragraph">
      <style:paragraph-properties fo:text-align="justify"/>
      <style:text-properties style:font-weight-complex="bold" fo:font-size="14pt" style:font-size-asian="14pt" style:font-size-complex="14pt"/>
    </style:style>
    <style:style style:name="P3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5" style:parent-style-name="Standard" style:family="paragraph">
      <style:paragraph-properties fo:text-align="justify"/>
    </style:style>
    <style:style style:name="T36" style:parent-style-name="Fuentedepárrafopredeter." style:family="text">
      <style:text-properties fo:font-weight="bold" style:font-weight-asian="bold" style:font-weight-complex="bold" fo:font-size="14pt" style:font-size-asian="14pt" style:font-size-complex="14pt"/>
    </style:style>
    <style:style style:name="T37" style:parent-style-name="Fuentedepárrafopredeter." style:family="text">
      <style:text-properties style:font-weight-complex="bold" fo:font-size="14pt" style:font-size-asian="14pt" style:font-size-complex="14pt"/>
    </style:style>
    <style:style style:name="T38" style:parent-style-name="Fuentedepárrafopredeter." style:family="text">
      <style:text-properties style:font-weight-complex="bold" fo:font-size="14pt" style:font-size-asian="14pt" style:font-size-complex="14pt"/>
    </style:style>
    <style:style style:name="T39" style:parent-style-name="Fuentedepárrafopredeter." style:family="text">
      <style:text-properties style:font-weight-complex="bold" fo:font-size="14pt" style:font-size-asian="14pt" style:font-size-complex="14pt"/>
    </style:style>
    <style:style style:name="T40" style:parent-style-name="Fuentedepárrafopredeter." style:family="text">
      <style:text-properties style:font-weight-complex="bold" fo:font-size="14pt" style:font-size-asian="14pt" style:font-size-complex="14pt"/>
    </style:style>
    <style:style style:name="T41" style:parent-style-name="Fuentedepárrafopredeter." style:family="text">
      <style:text-properties style:font-weight-complex="bold" fo:font-size="14pt" style:font-size-asian="14pt" style:font-size-complex="14pt"/>
    </style:style>
    <style:style style:name="T42" style:parent-style-name="Fuentedepárrafopredeter." style:family="text">
      <style:text-properties style:font-weight-complex="bold" fo:font-size="14pt" style:font-size-asian="14pt" style:font-size-complex="14pt"/>
    </style:style>
    <style:style style:name="T43" style:parent-style-name="Fuentedepárrafopredeter." style:family="text">
      <style:text-properties style:font-weight-complex="bold" fo:font-size="14pt" style:font-size-asian="14pt" style:font-size-complex="14pt"/>
    </style:style>
    <style:style style:name="P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font-weight-complex="bold" fo:font-size="14pt" style:font-size-asian="14pt" style:font-size-complex="14pt"/>
    </style:style>
    <style:style style:name="T48" style:parent-style-name="Fuentedepárrafopredeter." style:family="text">
      <style:text-properties style:font-weight-complex="bold" fo:font-size="14pt" style:font-size-asian="14pt" style:font-size-complex="14pt"/>
    </style:style>
    <style:style style:name="T49" style:parent-style-name="Fuentedepárrafopredeter." style:family="text">
      <style:text-properties style:font-weight-complex="bold" fo:font-size="14pt" style:font-size-asian="14pt" style:font-size-complex="14pt"/>
    </style:style>
    <style:style style:name="P5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 style:parent-style-name="Standard" style:family="paragraph">
      <style:paragraph-properties fo:text-align="justify"/>
      <style:text-properties style:font-weight-complex="bold" fo:font-size="14pt" style:font-size-asian="14pt" style:font-size-complex="14pt"/>
    </style:style>
    <style:style style:name="P5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7" style:parent-style-name="Standard" style:family="paragraph">
      <style:paragraph-properties fo:text-align="justify"/>
    </style:style>
    <style:style style:name="T58" style:parent-style-name="Fuentedepárrafopredeter." style:family="text">
      <style:text-properties fo:font-weight="bold" style:font-weight-asian="bold" style:font-weight-complex="bold" fo:font-size="14pt" style:font-size-asian="14pt" style:font-size-complex="14pt"/>
    </style:style>
    <style:style style:name="T59" style:parent-style-name="Fuentedepárrafopredeter." style:family="text">
      <style:text-properties fo:font-size="14pt" style:font-size-asian="14pt" style:font-size-complex="14pt"/>
    </style:style>
    <style:style style:name="T60" style:parent-style-name="Fuentedepárrafopredeter." style:family="text">
      <style:text-properties fo:font-size="14pt" style:font-size-asian="14pt" style:font-size-complex="14pt"/>
    </style:style>
    <style:style style:name="P6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4" style:parent-style-name="Standard" style:family="paragraph">
      <style:paragraph-properties fo:text-align="justify"/>
      <style:text-properties fo:font-size="14pt" style:font-size-asian="14pt" style:font-size-complex="14pt"/>
    </style:style>
    <style:style style:name="P65" style:parent-style-name="Standard" style:family="paragraph">
      <style:paragraph-properties fo:text-align="justify"/>
      <style:text-properties fo:font-size="14pt" style:font-size-asian="14pt" style:font-size-complex="14pt"/>
    </style:style>
    <style:style style:name="P6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8" style:parent-style-name="Standard" style:family="paragraph">
      <style:paragraph-properties fo:text-align="justify"/>
      <style:text-properties fo:font-size="14pt" style:font-size-asian="14pt" style:font-size-complex="14pt"/>
    </style:style>
    <style:style style:name="P6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2" style:parent-style-name="Standard" style:family="paragraph">
      <style:paragraph-properties fo:text-align="justify"/>
    </style:style>
    <style:style style:name="T73" style:parent-style-name="Fuentedepárrafopredeter." style:family="text">
      <style:text-properties fo:font-weight="bold" style:font-weight-asian="bold" style:font-weight-complex="bold" fo:font-size="14pt" style:font-size-asian="14pt" style:font-size-complex="14pt"/>
    </style:style>
    <style:style style:name="T74" style:parent-style-name="Fuentedepárrafopredeter." style:family="text">
      <style:text-properties fo:font-size="14pt" style:font-size-asian="14pt" style:font-size-complex="14pt"/>
    </style:style>
    <style:style style:name="T75" style:parent-style-name="Fuentedepárrafopredeter." style:family="text">
      <style:text-properties fo:font-size="14pt" style:font-size-asian="14pt" style:font-size-complex="14pt"/>
    </style:style>
    <style:style style:name="T76" style:parent-style-name="Fuentedepárrafopredeter." style:family="text">
      <style:text-properties fo:font-size="14pt" style:font-size-asian="14pt" style:font-size-complex="14pt"/>
    </style:style>
    <style:style style:name="P7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0" style:parent-style-name="Standard" style:family="paragraph">
      <style:paragraph-properties fo:text-align="justify"/>
    </style:style>
    <style:style style:name="T81" style:parent-style-name="Fuentedepárrafopredeter." style:family="text">
      <style:text-properties fo:font-weight="bold" style:font-weight-asian="bold" style:font-weight-complex="bold" fo:font-size="14pt" style:font-size-asian="14pt" style:font-size-complex="14pt"/>
    </style:style>
    <style:style style:name="T82" style:parent-style-name="Fuentedepárrafopredeter." style:family="text">
      <style:text-properties fo:font-size="14pt" style:font-size-asian="14pt" style:font-size-complex="14pt"/>
    </style:style>
    <style:style style:name="T83" style:parent-style-name="Fuentedepárrafopredeter." style:family="text">
      <style:text-properties fo:font-size="14pt" style:font-size-asian="14pt" style:font-size-complex="14pt"/>
    </style:style>
    <style:style style:name="P8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7" style:parent-style-name="Standard" style:family="paragraph">
      <style:paragraph-properties fo:text-align="justify"/>
      <style:text-properties fo:font-size="14pt" style:font-size-asian="14pt" style:font-size-complex="14pt"/>
    </style:style>
    <style:style style:name="P8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1" style:parent-style-name="Standard" style:family="paragraph">
      <style:paragraph-properties fo:text-align="justify"/>
    </style:style>
    <style:style style:name="T92" style:parent-style-name="Fuentedepárrafopredeter." style:family="text">
      <style:text-properties fo:font-weight="bold" style:font-weight-asian="bold" style:font-weight-complex="bold" fo:font-size="14pt" style:font-size-asian="14pt" style:font-size-complex="14pt"/>
    </style:style>
    <style:style style:name="T93" style:parent-style-name="Fuentedepárrafopredeter." style:family="text">
      <style:text-properties fo:font-size="14pt" style:font-size-asian="14pt" style:font-size-complex="14pt"/>
    </style:style>
    <style:style style:name="P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9" style:parent-style-name="Standard" style:family="paragraph">
      <style:paragraph-properties fo:text-align="justify"/>
      <style:text-properties fo:font-size="14pt" style:font-size-asian="14pt" style:font-size-complex="14pt"/>
    </style:style>
    <style:style style:name="P100" style:parent-style-name="Standard" style:family="paragraph">
      <style:paragraph-properties fo:text-align="justify"/>
      <style:text-properties fo:font-size="14pt" style:font-size-asian="14pt" style:font-size-complex="14pt"/>
    </style:style>
    <style:style style:name="P10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2" style:parent-style-name="Standard" style:family="paragraph">
      <style:paragraph-properties fo:text-align="justify"/>
      <style:text-properties fo:font-size="14pt" style:font-size-asian="14pt" style:font-size-complex="14pt"/>
    </style:style>
    <style:style style:name="P1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 style:parent-style-name="Standard" style:family="paragraph">
      <style:paragraph-properties fo:text-align="justify"/>
      <style:text-properties fo:font-size="14pt" style:font-size-asian="14pt" style:font-size-complex="14pt"/>
    </style:style>
    <style:style style:name="P105" style:parent-style-name="Standard" style:family="paragraph">
      <style:paragraph-properties fo:text-align="justify"/>
      <style:text-properties fo:font-size="14pt" style:font-size-asian="14pt" style:font-size-complex="14pt"/>
    </style:style>
    <style:style style:name="P10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7" style:parent-style-name="Standard" style:family="paragraph">
      <style:paragraph-properties fo:text-align="justify"/>
      <style:text-properties style:font-weight-complex="bold" fo:font-size="14pt" style:font-size-asian="14pt" style:font-size-complex="14pt"/>
    </style:style>
    <style:style style:name="P108" style:parent-style-name="Standard" style:family="paragraph">
      <style:paragraph-properties fo:text-align="justify"/>
      <style:text-properties style:font-weight-complex="bold" fo:font-size="14pt" style:font-size-asian="14pt" style:font-size-complex="14pt"/>
    </style:style>
    <style:style style:name="P109" style:parent-style-name="Standard" style:family="paragraph">
      <style:paragraph-properties fo:text-align="justify"/>
      <style:text-properties style:font-weight-complex="bold" fo:font-size="14pt" style:font-size-asian="14pt" style:font-size-complex="14pt"/>
    </style:style>
    <style:style style:name="P110" style:parent-style-name="Standard" style:family="paragraph">
      <style:paragraph-properties fo:text-align="justify"/>
      <style:text-properties style:font-weight-complex="bold" fo:font-size="14pt" style:font-size-asian="14pt" style:font-size-complex="14pt"/>
    </style:style>
    <style:style style:name="P111" style:parent-style-name="Standard" style:family="paragraph">
      <style:paragraph-properties fo:text-align="justify"/>
      <style:text-properties style:font-weight-complex="bold" fo:font-size="14pt" style:font-size-asian="14pt" style:font-size-complex="14pt"/>
    </style:style>
  </office:automatic-styles>
  <office:body>
    <office:text text:use-soft-page-breaks="true">
      <text:p text:style-name="P1"/>
      <text:p text:style-name="Standard"/>
      <text:p text:style-name="P2">Preguntas AAED</text:p>
      <text:p text:style-name="P3"/>
      <text:p text:style-name="P4"/>
      <text:p text:style-name="P5"/>
      <text:p text:style-name="P6">En una representación vectorial de una lista ¿cómo representamos la posición fin?</text:p>
      <text:p text:style-name="P7"><text:span text:style-name="T8"><text:tab/></text:span><text:span text:style-name="T9">La posición fin está representada mediante la longitud del vector.<text:s/></text:span></text:p>
      <text:p text:style-name="P10"/>
      <text:p text:style-name="P11">¿Cuándo se<text:s/>utiliza un TAD circular?<text:s/></text:p>
      <text:p text:style-name="P12"/>
      <text:p text:style-name="P13"><text:tab/><text:s/>Cuando no hay definido un primer y ultimo elemento de la lista, es decir, cuando se sabe cuales son los extremos de la lista, por lo que todos los nodos que posee la lista están seguidos unos de otros, y por lo tanto se puede acceder a todos los nodos a partir de uno cualquiera. También, hay que tener en cuenta que es innecesario el nodo cabecera y la posición fin();</text:p>
      <text:p text:style-name="P14">Ventajas e inconvenientes de la representación vectorial del TAD lista</text:p>
      <text:p text:style-name="P15"/>
      <text:p text:style-name="P16"><text:span text:style-name="T17"><text:tab/></text:span><text:span text:style-name="T18">-Ventajas: Las pos podían representarse<text:s/></text:span><text:span text:style-name="T19">como enteros en lugar de un puntero al nodo como en las representaciones enlazadas, y además se puede admitir el acceso directo a un elemento en concreto por dicho entero ( el índice).</text:span></text:p>
      <text:p text:style-name="P20"><text:span text:style-name="T21"><text:tab/>-Inconvenientes: Las op insertar() y eliminar() son muy costosas ya qu</text:span><text:span text:style-name="T22">e habría que mover el resto de elem una posición y otro inconveniente sería especificar el tamaño de la lista.</text:span></text:p>
      <text:p text:style-name="P23"/>
      <text:p text:style-name="P24"/>
      <text:p text:style-name="P25">Ventajas e inconvenientes de la implementación dinámica del TAD lista</text:p>
      <text:p text:style-name="P26"/>
      <text:p text:style-name="P27"><text:span text:style-name="T28"><text:tab/></text:span><text:span text:style-name="T29">-Ventajas: La representación con punteros utiliza solo el espacio<text:s/></text:span><text:span text:style-name="T30">necesario para aumentar los elementos que tiene la lista en cada momento, por lo que no desaprovecha memoria.</text:span></text:p>
      <text:p text:style-name="P31"><text:tab/>-Inconvenientes: Si la lista es demasiado pequeña puede ser que empiece mas espacio en albergar al puntero de cada nodo que la propia lista.</text:p>
      <text:p text:style-name="P32"/>
      <text:p text:style-name="P33">¿Por qué surge el nodo cabecera en el TAD Lista?</text:p>
      <text:p text:style-name="P34"/>
      <text:p text:style-name="P35"><text:span text:style-name="T36"><text:tab/></text:span><text:span text:style-name="T37">El nodo cabecera surge porque en la representación del TAD Lista mediante una estructura enlazada su nodo cabecera, no se puede pasar por referencia a las operaciones insertar() y eliminar () las pos devuelta</text:span><text:span text:style-name="T38">s por anterior() fin() y primera(), lo que significa que estamos incumpliendo la especificación. Con el nodo cabecera se consigue reducir el orden de complejidad de las op insertar() y eliminar() de O(n) a O(1), ya que con la cabecera no es necesario recor</text:span><text:span text:style-name="T39">rer la lista en busca de la pos anterior a la que se desea insertar o eliminar. Las operaciones buscar(), anterior() y fin() siguen siendo O(n). Adem</text:span><text:span text:style-name="T40">á</text:span><text:span text:style-name="T41">s si no existiese el nodo cabecera, no se cumpliría el principio de<text:s/></text:span><text:soft-page-break/><text:span text:style-name="T42">independencia de la representación, as</text:span><text:span text:style-name="T43">í pues, utilizando el nodo cabecera estamos cumpliendo la especificación del TAD en las funciones insertar() y eliminar() para que todos los elementos tengan predecesores y así ninguno tenga que tratarse de forma diferente.</text:span></text:p>
      <text:p text:style-name="P44">Diferencia entre TAD lista circular y TAD lista<text:s/></text:p>
      <text:p text:style-name="P45"/>
      <text:p text:style-name="P46"><text:span text:style-name="T47"><text:tab/></text:span><text:span text:style-name="T48">La diferencia entre estos TADs es que, en la lista circular a diferencia de la <text:s/>lista, todos los elementos tienen estrictamente un sucesor y un predecesor. Una lista Circular no posee posición primera() ni pos fin() solo posee una pos ll</text:span><text:span text:style-name="T49">amada inicio() que devuelve una pos para tomarla como referencia. Tambien cabe decir que a TAD lista circular a diferencia del TAD lista, no posee nodo cabecera ya que es innecesario.</text:span></text:p>
      <text:p text:style-name="P50"/>
      <text:p text:style-name="P51">¿Para qué se utiliza una implementación mediante estructura enlazada doble?</text:p>
      <text:p text:style-name="P52"/>
      <text:p text:style-name="P53"><text:tab/>Se utiliza para reducir el coste de las operaciones de anterior() y fin() d O(n) a O(1) ya que en esta implementación existe, además del puntero al elem siguiente un puntero a la anterior La operación buscar() sigue siendo la única de O(1) y no se puede mejorar.</text:p>
      <text:p text:style-name="P54"/>
      <text:p text:style-name="P55">En una lista circular ¿ Es posible implementar alguna operación de orden logarítmico?</text:p>
      <text:p text:style-name="P56"/>
      <text:p text:style-name="P57"><text:span text:style-name="T58"><text:tab/></text:span><text:span text:style-name="T59">No, todos las operaciones son de orden 1 o de orden n ya que o se referencia al elemento al cual apunta el puntero, o alguno contiguo, o para las operaci</text:span><text:span text:style-name="T60">ones de orden n se ha de recorrer toda la lista circular hasta hallara el elemento que desea.</text:span></text:p>
      <text:p text:style-name="P61"/>
      <text:p text:style-name="P62">¿Qué condición debe cumplir una lista para que la búsqueda sea orden logarítmico? ¿Y de orden cuadrático?</text:p>
      <text:p text:style-name="P63"/>
      <text:p text:style-name="P64"><text:tab/>Una lista no podrá tener orden logarítmico. Para que<text:s/>fuese logarítmico debería implementarse la búsqueda siguiente un esquema de búsqueda dicotómica, la cual se usa en vectores, no en listas. Una búsqueda de orden cuadrático no tendría sentido ya que el orden normal de búsqueda es O(n), el orden cuadrático empeoraría el orden.</text:p>
      <text:p text:style-name="P65"/>
      <text:p text:style-name="P66">¿Por qué en la especificación del TAD Lista, en la operación anterior(), las precondiciones son L = (a1,a2, … ,an) 2 &lt;= p &lt;= n+1?</text:p>
      <text:p text:style-name="P67"/>
      <text:p text:style-name="P68">El hecho de que p tenga que ser mayor o igual que 2 y menor o igual que n+1 viene dado porque la primera<text:s/>posición no tiene anterior y la pos fin(), aunque no tenga elem, posee una pos anterior.</text:p>
      <text:p text:style-name="P69"/>
      <text:p text:style-name="P70">¿Por qué en la especificación del TAD Lista, en la operación siguiente(), las precondiciones son L=(a1,a2, … , an) 1 &lt;= p &lt;= n?</text:p>
      <text:p text:style-name="P71"/>
      <text:p text:style-name="P72"><text:span text:style-name="T73"><text:tab/></text:span><text:span text:style-name="T74">El hecho de que p debe ser mayor o<text:s/></text:span><text:span text:style-name="T75">igual que uno y menor o igual que n viene<text:s/></text:span><text:soft-page-break/><text:span text:style-name="T76">dado por que la primera posición tiene siguiente y en el ultimo, aunque tiene siguiente, no se incluye ya que es la posición fin(), que no tiene elemento.</text:span></text:p>
      <text:p text:style-name="P77"/>
      <text:p text:style-name="P78">¿Por que en la especificación del TAD lista circular, en<text:s/>las operaciones anterior() y siguiente(), las precondiciones son L = { a1,a2, … , an} 1&lt;= p &lt;= n.</text:p>
      <text:p text:style-name="P79"/>
      <text:p text:style-name="P80"><text:span text:style-name="T81"><text:tab/></text:span><text:span text:style-name="T82">El hecho de que debe ser mayor o igual que 1 y menor o igual que n viene dado por que todas y cada una de las posiciones de la lista circular poseen una pos</text:span><text:span text:style-name="T83">ición anterior y siguiente.</text:span></text:p>
      <text:p text:style-name="P84"/>
      <text:p text:style-name="P85">¿Que pasaría si insertas o eliminas en la primera posición en una implementación de lista mediante estructura enlazada sin cabecera?</text:p>
      <text:p text:style-name="P86"/>
      <text:p text:style-name="P87"><text:tab/>Nada, solamente se vuelven a redistribuir las posiciones, es decir, si eliminamos, el elemento que está en la posición 2 pasa a la 1, y si se inserta, el nuevo elemento toma la posición 1 y el que estaba en la 1 posición a la 2, y así sucesivamente.</text:p>
      <text:p text:style-name="P88"/>
      <text:p text:style-name="P89">¿Representando el TAD lista mediante un vector, ¿es posible evitar el coste O(n) para inserciones<text:s/>y borrados en los extremos?</text:p>
      <text:p text:style-name="P90"/>
      <text:p text:style-name="P91"><text:span text:style-name="T92"><text:tab/></text:span><text:span text:style-name="T93">Esto sería posible si se implementa con un vector circular, al igual ocurre en la implementación circular del TAD cola.</text:span></text:p>
      <text:p text:style-name="P94"/>
      <text:p text:style-name="P95"/>
      <text:p text:style-name="P96"/>
      <text:p text:style-name="P97">¿En que programas utilizarías el TAD lista?</text:p>
      <text:p text:style-name="P98"/>
      <text:p text:style-name="P99"><text:tab/>Utilizaremos el TAD lista en aquellos casos en los que se necesite incrementar y eliminar elementos en posiciones concretas de la estructura.</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 Ruiz Bonald</dc:creator>
    <meta:creation-date>2018-06-24T13:14:00Z</meta:creation-date>
    <dc:date>2018-06-24T18:58:00Z</dc:date>
    <meta:template xlink:href="Normal" xlink:type="simple"/>
    <meta:editing-cycles>4</meta:editing-cycles>
    <meta:editing-duration>PT13560S</meta:editing-duration>
    <meta:document-statistic meta:page-count="3" meta:paragraph-count="11" meta:word-count="908" meta:character-count="5896" meta:row-count="41" meta:non-whitespace-character-count="4999"/>
  </office:meta>
</office:document-meta>
</file>